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Normal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adornments="Normal" style:font-family-generic="swiss" style:font-pitch="variable"/>
    <style:font-face style:name="Tahoma1" svg:font-family="Tahoma" style:font-family-generic="system" style:font-pitch="variable"/>
    <style:font-face style:name="Ubuntu Sans" svg:font-family="'Ubuntu Sans'" style:font-adornments="Normal" style:font-family-generic="swiss" style:font-pitch="variable"/>
    <style:font-face style:name="Ubuntu Sans1" svg:font-family="'Ubuntu Sans'" style:font-family-generic="swiss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Text_20_A4">
      <style:graphic-properties svg:stroke-width="0cm" draw:fill="solid" draw:fill-color="#3465a4" draw:textarea-horizontal-align="justify" draw:textarea-vertical-align="middle" draw:auto-grow-height="false" fo:min-height="1.806cm" fo:min-width="8.556cm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Text_20_A4">
      <style:graphic-properties svg:stroke-width="0cm" draw:fill="solid" draw:fill-color="#3465a4" draw:textarea-horizontal-align="justify" draw:textarea-vertical-align="middle" draw:auto-grow-height="false" fo:min-height="1.806cm" fo:min-width="8.806cm" loext:decorative="false"/>
    </style:style>
    <style:style style:name="gr5" style:family="graphic" style:parent-style-name="Text_20_A4">
      <style:graphic-properties svg:stroke-width="0cm" svg:stroke-color="#5983b0" draw:fill="solid" draw:fill-color="#2a6099" draw:textarea-horizontal-align="justify" draw:textarea-vertical-align="middle" draw:auto-grow-height="false" fo:min-height="2.933cm" fo:min-width="8.622cm" loext:decorative="false"/>
    </style:style>
    <style:style style:name="gr6" style:family="graphic" style:parent-style-name="Text_20_A4">
      <style:graphic-properties draw:stroke="solid" svg:stroke-width="0cm" svg:stroke-color="#2a6099" draw:fill="solid" draw:fill-color="#2a6099" draw:textarea-horizontal-align="justify" draw:textarea-vertical-align="middle" draw:auto-grow-height="false" fo:min-height="0.962cm" fo:min-width="1.019cm" loext:decorative="false"/>
    </style:style>
    <style:style style:name="gr7" style:family="graphic" style:parent-style-name="Text_20_A4">
      <style:graphic-properties draw:stroke="solid" svg:stroke-width="0cm" svg:stroke-color="#2a6099" draw:fill="solid" draw:fill-color="#2a6099" draw:textarea-horizontal-align="justify" draw:textarea-vertical-align="middle" draw:auto-grow-height="false" fo:min-height="2.934cm" fo:min-width="8.684cm" loext:decorative="false"/>
    </style:style>
    <style:style style:name="gr8" style:family="graphic" style:parent-style-name="Text_20_A4">
      <style:graphic-properties draw:stroke="solid" svg:stroke-width="0cm" svg:stroke-color="#2a6099" draw:fill="solid" draw:fill-color="#2a6099" draw:textarea-horizontal-align="justify" draw:textarea-vertical-align="middle" draw:auto-grow-height="false" fo:min-height="2.708cm" fo:min-width="8.708cm" loext:decorative="false"/>
    </style:style>
    <style:style style:name="gr9" style:family="graphic" style:parent-style-name="Text_20_A4">
      <style:graphic-properties draw:stroke="solid" svg:stroke-width="0cm" svg:stroke-color="#2a6099" draw:fill="solid" draw:fill-color="#2a6099" draw:textarea-horizontal-align="justify" draw:textarea-vertical-align="middle" draw:auto-grow-height="false" fo:min-height="2.482cm" fo:min-width="8.732cm" loext:decorative="false"/>
    </style:style>
    <style:style style:name="co1" style:family="table-column">
      <style:table-column-properties style:column-width="2.841cm" style:use-optimal-column-width="false"/>
    </style:style>
    <style:style style:name="co2" style:family="table-column">
      <style:table-column-properties style:column-width="2.839cm" style:use-optimal-column-width="false"/>
    </style:style>
    <style:style style:name="co3" style:family="table-column">
      <style:table-column-properties style:column-width="2.923cm" style:use-optimal-column-width="false"/>
    </style:style>
    <style:style style:name="co4" style:family="table-column">
      <style:table-column-properties style:column-width="2.92cm" style:use-optimal-column-width="false"/>
    </style:style>
    <style:style style:name="co5" style:family="table-column">
      <style:table-column-properties style:column-width="2.999cm" style:use-optimal-column-width="false"/>
    </style:style>
    <style:style style:name="co6" style:family="table-column">
      <style:table-column-properties style:column-width="3.003cm" style:use-optimal-column-width="false"/>
    </style:style>
    <style:style style:name="co7" style:family="table-column">
      <style:table-column-properties style:column-width="3.001cm" style:use-optimal-column-width="false"/>
    </style:style>
    <style:style style:name="co8" style:family="table-column">
      <style:table-column-properties style:column-width="2.998cm" style:use-optimal-column-width="false"/>
    </style:style>
    <style:style style:name="co9" style:family="table-column">
      <style:table-column-properties style:column-width="2.059cm" style:use-optimal-column-width="false"/>
    </style:style>
    <style:style style:name="co10" style:family="table-column">
      <style:table-column-properties style:column-width="2.493cm" style:use-optimal-column-width="false"/>
    </style:style>
    <style:style style:name="co11" style:family="table-column">
      <style:table-column-properties style:column-width="4.442cm" style:use-optimal-column-width="false"/>
    </style:style>
    <style:style style:name="co12" style:family="table-column">
      <style:table-column-properties style:column-width="3.129cm" style:use-optimal-column-width="false"/>
    </style:style>
    <style:style style:name="co13" style:family="table-column">
      <style:table-column-properties style:column-width="3.171cm" style:use-optimal-column-width="false"/>
    </style:style>
    <style:style style:name="co14" style:family="table-column">
      <style:table-column-properties style:column-width="2.699cm" style:use-optimal-column-width="false"/>
    </style:style>
    <style:style style:name="ro1" style:family="table-row">
      <style:table-row-properties style:row-height="0.83cm" style:use-optimal-row-height="false"/>
    </style:style>
    <style:style style:name="ro2" style:family="table-row">
      <style:table-row-properties style:row-height="0.72cm" style:use-optimal-row-height="false"/>
    </style:style>
    <style:style style:name="ro3" style:family="table-row">
      <style:table-row-properties style:row-height="0.844cm" style:use-optimal-row-height="false"/>
    </style:style>
    <style:style style:name="ro4" style:family="table-row">
      <style:table-row-properties style:row-height="0.843cm" style:use-optimal-row-height="false"/>
    </style:style>
    <style:style style:name="ro5" style:family="table-row">
      <style:table-row-properties style:row-height="0.879cm" style:use-optimal-row-height="false"/>
    </style:style>
    <style:style style:name="ro6" style:family="table-row">
      <style:table-row-properties style:row-height="0.878cm" style:use-optimal-row-height="false"/>
    </style:style>
    <style:style style:name="ce1" style:family="table-cell">
      <style:paragraph-properties fo:text-align="center" fo:border-left="none" fo:border-right="none" fo:border-top="none" fo:border-bottom="0.85pt solid #ffffff"/>
      <style:text-properties fo:color="#ffffff" loext:opacity="100%" style:font-name="Ubuntu Sans1" fo:font-size="10pt" fo:text-shadow="1pt 1pt" fo:font-weight="bold" style:font-size-asian="10pt" style:font-weight-asian="bold" style:font-size-complex="10pt" style:font-weight-complex="bold"/>
    </style:style>
    <style:style style:name="ce2" style:family="table-cell">
      <loext:graphic-properties draw:textarea-vertical-align="middle"/>
      <style:paragraph-properties fo:text-align="center" fo:border-left="none" fo:border-right="none" fo:border-top="0.85pt solid #ffffff" fo:border-bottom="none"/>
      <style:text-properties fo:color="#ffffff" loext:opacity="100%" style:font-name="Ubuntu Sans1" fo:font-size="8pt" fo:font-weight="bold" style:font-size-asian="8pt" style:font-weight-asian="bold" style:font-size-complex="8pt" style:font-weight-complex="bold"/>
    </style:style>
    <style:style style:name="ce3" style:family="table-cell">
      <loext:graphic-properties draw:textarea-vertical-align="middle"/>
      <style:paragraph-properties fo:text-align="center" fo:border="none"/>
      <style:text-properties fo:color="#ffffff" loext:opacity="100%" style:font-name="Ubuntu Sans1" fo:font-size="8pt" fo:font-weight="bold" style:font-size-asian="8pt" style:font-weight-asian="bold" style:font-size-complex="8pt" style:font-weight-complex="bold"/>
    </style:style>
    <style:style style:name="ce4" style:family="table-cell">
      <loext:graphic-properties draw:textarea-horizontal-align="center"/>
      <style:paragraph-properties fo:text-align="center" fo:border-left="none" fo:border-right="none" fo:border-top="none" fo:border-bottom="0.85pt solid #ffffff"/>
      <style:text-properties fo:color="#ffffff" loext:opacity="100%" style:font-name="Ubuntu Sans1" fo:font-size="10pt" fo:text-shadow="1pt 1pt" fo:font-weight="bold" style:font-size-asian="10pt" style:font-weight-asian="bold" style:font-size-complex="10pt" style:font-weight-complex="bold"/>
    </style:style>
    <style:style style:name="ce5" style:family="table-cell">
      <loext:graphic-properties draw:textarea-horizontal-align="center"/>
      <style:paragraph-properties fo:border-left="none" fo:border-right="none" fo:border-top="none" fo:border-bottom="0.85pt solid #ffffff"/>
      <style:text-properties fo:color="#ffffff" loext:opacity="100%" style:font-name="Ubuntu Sans1" fo:font-size="10pt" fo:text-shadow="1pt 1pt" fo:font-weight="bold" style:font-size-asian="10pt" style:font-weight-asian="bold" style:font-size-complex="10pt" style:font-weight-complex="bold"/>
    </style:style>
    <style:style style:name="P1" style:family="paragraph">
      <loext:graphic-properties draw:fill="solid" draw:fill-color="#3465a4"/>
      <style:paragraph-properties fo:text-align="center"/>
    </style:style>
    <style:style style:name="P2" style:family="paragraph">
      <style:paragraph-properties fo:text-align="center"/>
      <style:text-properties fo:color="#ffffff" loext:opacity="100%" style:font-name="Ubuntu Sans1" fo:font-size="10pt" fo:text-shadow="1pt 1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ffffff" loext:opacity="100%" style:font-name="Ubuntu Sans1" fo:font-size="8pt" style:font-size-asian="8pt" style:font-size-complex="8pt"/>
    </style:style>
    <style:style style:name="P4" style:family="paragraph">
      <style:paragraph-properties fo:text-align="center"/>
      <style:text-properties fo:color="#ffffff" loext:opacity="100%" style:font-name="Ubuntu Sans1"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solid" draw:fill-color="#2a6099"/>
      <style:paragraph-properties fo:text-align="center"/>
    </style:style>
    <style:style style:name="P6" style:family="paragraph">
      <style:paragraph-properties fo:text-align="center"/>
      <style:text-properties style:font-size-asian="10pt" style:font-size-complex="10pt"/>
    </style:style>
    <style:style style:name="P7" style:family="paragraph">
      <style:paragraph-properties fo:text-align="center"/>
      <style:text-properties fo:color="#ffffff" loext:opacity="100%" fo:font-weight="bold" style:font-size-asian="8pt" style:font-weight-asian="bold" style:font-size-complex="8pt" style:font-weight-complex="bold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loext:opacity="100%" style:font-name="Ubuntu Sans1" fo:font-size="10pt" fo:text-shadow="1pt 1pt" fo:font-weight="bold" style:font-size-asian="10pt" style:font-weight-asian="bold" style:font-size-complex="10pt" style:font-weight-complex="bold"/>
    </style:style>
    <style:style style:name="T4" style:family="text">
      <style:text-properties fo:color="#ffffff" loext:opacity="100%" style:font-name="Ubuntu Sans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g draw:style-name="gr1">
            <draw:custom-shape draw:style-name="gr2" draw:text-style-name="P1" draw:layer="layout" svg:width="8.75cm" svg:height="2cm" svg:x="5.705cm" svg:y="5.0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  <draw:frame draw:style-name="gr3" draw:layer="layout" svg:width="8.52cm" svg:height="1.549cm" svg:x="5.82cm" svg:y="5.187cm">
              <table:table table:template-name="default" table:use-first-row-styles="true" table:use-banding-rows-styles="true">
                <table:table-column table:style-name="co1"/>
                <table:table-column table:style-name="co1"/>
                <table:table-column table:style-name="co2"/>
                <table:table-row table:style-name="ro1" table:default-cell-style-name="ce1">
                  <table:table-cell table:number-columns-spanned="3">
                    <text:p text:style-name="P2"><text:span text:style-name="T1">Utilisateur finaux</text:span></text:p>
                  </table:table-cell>
                  <table:covered-table-cell/>
                  <table:covered-table-cell/>
                </table:table-row>
                <table:table-row table:style-name="ro2" table:default-cell-style-name="ce2">
                  <table:table-cell>
                    <text:p text:style-name="P3"><text:span text:style-name="T2">Consommateurs</text:span></text:p>
                  </table:table-cell>
                  <table:table-cell>
                    <text:p text:style-name="P4"><text:span text:style-name="T2">Producteurs</text:span></text:p>
                  </table:table-cell>
                  <table:table-cell>
                    <text:p text:style-name="P4"><text:span text:style-name="T2">Back-Office</text:span></text:p>
                  </table:table-cell>
                </table:table-row>
              </table:table>
              <draw:image xlink:href="Pictures/TablePreview1.svm" xlink:type="simple" xlink:show="embed" xlink:actuate="onLoad"/>
            </draw:frame>
          </draw:g>
          <draw:g draw:style-name="gr1">
            <draw:custom-shape draw:style-name="gr4" draw:text-style-name="P1" draw:layer="layout" svg:width="9cm" svg:height="2cm" svg:x="5.56cm" svg:y="7.2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  <draw:frame draw:style-name="gr3" draw:layer="layout" svg:width="8.765cm" svg:height="1.708cm" svg:x="5.679cm" svg:y="7.437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4"/>
                <table:table-row table:style-name="ro1" table:default-cell-style-name="ce1">
                  <table:table-cell table:number-columns-spanned="3">
                    <text:p text:style-name="P2"><text:span text:style-name="T1">Canaux d’accès</text:span></text:p>
                  </table:table-cell>
                  <table:covered-table-cell/>
                  <table:covered-table-cell/>
                </table:table-row>
                <table:table-row table:style-name="ro2" table:default-cell-style-name="ce2">
                  <table:table-cell>
                    <text:p text:style-name="P3"><text:span text:style-name="T2">Application Mobile</text:span></text:p>
                  </table:table-cell>
                  <table:table-cell>
                    <text:p text:style-name="P4"><text:span text:style-name="T2">Application </text:span></text:p>
                    <text:p text:style-name="P4"><text:span text:style-name="T2">Web</text:span></text:p>
                  </table:table-cell>
                  <table:table-cell>
                    <text:p text:style-name="P4"><text:span text:style-name="T2">Back-Office</text:span></text:p>
                  </table:table-cell>
                </table:table-row>
              </table:table>
              <draw:image xlink:href="Pictures/TablePreview2.svm" xlink:type="simple" xlink:show="embed" xlink:actuate="onLoad"/>
            </draw:frame>
          </draw:g>
          <draw:g draw:style-name="gr1">
            <draw:custom-shape draw:style-name="gr5" draw:text-style-name="P5" draw:layer="layout" svg:width="8.938cm" svg:height="3.249cm" svg:x="5.565cm" svg:y="9.5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  <draw:frame draw:style-name="gr3" draw:layer="layout" svg:width="9cm" svg:height="2.566cm" svg:x="5.56cm" svg:y="9.876cm">
              <table:table table:template-name="default" table:use-first-row-styles="true" table:use-banding-rows-styles="true">
                <table:table-column table:style-name="co5"/>
                <table:table-column table:style-name="co5"/>
                <table:table-column table:style-name="co6"/>
                <table:table-row table:style-name="ro3" table:default-cell-style-name="ce1">
                  <table:table-cell table:number-columns-spanned="3">
                    <text:p text:style-name="P2"><text:span text:style-name="T3">Services métiers FOOSUS</text:span></text:p>
                  </table:table-cell>
                  <table:covered-table-cell/>
                  <table:covered-table-cell/>
                </table:table-row>
                <table:table-row table:style-name="ro3" table:default-cell-style-name="ce3">
                  <table:table-cell>
                    <text:p text:style-name="P4">Geo Service</text:p>
                  </table:table-cell>
                  <table:table-cell>
                    <text:p text:style-name="P4">Search Service</text:p>
                  </table:table-cell>
                  <table:table-cell>
                    <text:p text:style-name="P4">Catalog Service</text:p>
                  </table:table-cell>
                </table:table-row>
                <table:table-row table:style-name="ro4" table:default-cell-style-name="ce3">
                  <table:table-cell>
                    <text:p text:style-name="P4">User &amp; Supplier Service</text:p>
                  </table:table-cell>
                  <table:table-cell>
                    <text:p text:style-name="P4">Notifications Service</text:p>
                  </table:table-cell>
                  <table:table-cell>
                    <text:p text:style-name="P4">Admin Service</text:p>
                  </table:table-cell>
                </table:table-row>
              </table:table>
              <draw:image xlink:href="Pictures/TablePreview3.svm" xlink:type="simple" xlink:show="embed" xlink:actuate="onLoad"/>
            </draw:frame>
          </draw:g>
          <draw:g draw:style-name="gr1">
            <draw:custom-shape draw:style-name="gr6" draw:text-style-name="P5" draw:layer="layout" svg:width="1.123cm" svg:height="1.066cm" svg:x="9.499cm" svg:y="13.30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  <draw:custom-shape draw:style-name="gr7" draw:text-style-name="P5" draw:layer="layout" svg:width="9cm" svg:height="3.25cm" svg:x="5.56cm" svg:y="13.0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  <draw:frame draw:style-name="gr3" draw:layer="layout" svg:width="8.999cm" svg:height="2.601cm" svg:x="5.561cm" svg:y="13.27cm">
              <table:table table:template-name="default" table:use-first-row-styles="true" table:use-banding-rows-styles="true">
                <table:table-column table:style-name="co7"/>
                <table:table-column table:style-name="co7"/>
                <table:table-column table:style-name="co8"/>
                <table:table-row table:style-name="ro3" table:default-cell-style-name="ce1">
                  <table:table-cell table:number-columns-spanned="3">
                    <text:p text:style-name="P6"><text:span text:style-name="T3">Services techniques transverses</text:span></text:p>
                  </table:table-cell>
                  <table:covered-table-cell/>
                  <table:covered-table-cell/>
                </table:table-row>
                <table:table-row table:style-name="ro3" table:default-cell-style-name="ce3">
                  <table:table-cell>
                    <text:p text:style-name="P7"><text:span text:style-name="T4">API Gateway</text:span></text:p>
                  </table:table-cell>
                  <table:table-cell>
                    <text:p text:style-name="P7"><text:span text:style-name="T4">Authentification et Identité</text:span></text:p>
                  </table:table-cell>
                  <table:table-cell>
                    <text:p text:style-name="P4">Experimentation Service</text:p>
                  </table:table-cell>
                </table:table-row>
                <table:table-row table:style-name="ro3" table:default-cell-style-name="ce3">
                  <table:table-cell table:number-columns-spanned="2">
                    <text:p text:style-name="P4">Observabilité (logs, métriques, traces)</text:p>
                  </table:table-cell>
                  <table:covered-table-cell/>
                  <table:table-cell>
                    <text:p text:style-name="P4">Intégration et déploiement continu </text:p>
                  </table:table-cell>
                </table:table-row>
              </table:table>
              <draw:image xlink:href="Pictures/TablePreview4.svm" xlink:type="simple" xlink:show="embed" xlink:actuate="onLoad"/>
            </draw:frame>
          </draw:g>
          <draw:g draw:style-name="gr1">
            <draw:custom-shape draw:style-name="gr8" draw:text-style-name="P5" draw:layer="layout" svg:width="9cm" svg:height="3cm" svg:x="5.56cm" svg:y="16.5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  <draw:frame draw:style-name="gr3" draw:layer="layout" svg:width="8.993cm" svg:height="2.566cm" svg:x="5.56cm" svg:y="16.605cm">
              <table:table table:template-name="default" table:use-first-row-styles="true" table:use-banding-rows-styles="true">
                <table:table-column table:style-name="co9"/>
                <table:table-column table:style-name="co10"/>
                <table:table-column table:style-name="co11"/>
                <table:table-row table:style-name="ro3" table:default-cell-style-name="ce5">
                  <table:table-cell table:style-name="ce4" table:number-columns-spanned="3">
                    <text:p text:style-name="P2"><text:span text:style-name="T3">Données</text:span></text:p>
                  </table:table-cell>
                  <table:covered-table-cell/>
                  <table:covered-table-cell/>
                </table:table-row>
                <table:table-row table:style-name="ro5" table:default-cell-style-name="ce3">
                  <table:table-cell>
                    <text:p text:style-name="P4">Base GEO</text:p>
                  </table:table-cell>
                  <table:table-cell>
                    <text:p text:style-name="P4">Base Search</text:p>
                  </table:table-cell>
                  <table:table-cell>
                    <text:p text:style-name="P4">Base User &amp; Suppliers</text:p>
                  </table:table-cell>
                </table:table-row>
                <table:table-row table:style-name="ro3" table:default-cell-style-name="ce3">
                  <table:table-cell table:number-columns-spanned="2">
                    <text:p text:style-name="P4">Base Catalog</text:p>
                  </table:table-cell>
                  <table:covered-table-cell/>
                  <table:table-cell>
                    <text:p text:style-name="P4">Logs &amp; events</text:p>
                  </table:table-cell>
                </table:table-row>
              </table:table>
              <draw:image xlink:href="Pictures/TablePreview5.svm" xlink:type="simple" xlink:show="embed" xlink:actuate="onLoad"/>
            </draw:frame>
          </draw:g>
          <draw:g draw:style-name="gr1">
            <draw:custom-shape draw:style-name="gr9" draw:text-style-name="P5" draw:layer="layout" svg:width="9cm" svg:height="2.75cm" svg:x="5.56cm" svg:y="19.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  <draw:frame draw:style-name="gr3" draw:layer="layout" svg:width="8.998cm" svg:height="2.634cm" svg:x="5.56cm" svg:y="19.789cm">
              <table:table table:template-name="default" table:use-first-row-styles="true" table:use-banding-rows-styles="true">
                <table:table-column table:style-name="co12"/>
                <table:table-column table:style-name="co13"/>
                <table:table-column table:style-name="co14"/>
                <table:table-row table:style-name="ro6" table:default-cell-style-name="ce5">
                  <table:table-cell table:style-name="ce4" table:number-columns-spanned="3">
                    <text:p text:style-name="P2"><text:span text:style-name="T3">Infrastructure - Cloud</text:span></text:p>
                  </table:table-cell>
                  <table:covered-table-cell/>
                  <table:covered-table-cell/>
                </table:table-row>
                <table:table-row table:style-name="ro6" table:default-cell-style-name="ce3">
                  <table:table-cell>
                    <text:p text:style-name="P4">Compute</text:p>
                  </table:table-cell>
                  <table:table-cell>
                    <text:p text:style-name="P4">Stockage</text:p>
                  </table:table-cell>
                  <table:table-cell>
                    <text:p text:style-name="P4">Réseaux</text:p>
                  </table:table-cell>
                </table:table-row>
                <table:table-row table:style-name="ro5" table:default-cell-style-name="ce3">
                  <table:table-cell table:number-columns-spanned="2">
                    <text:p text:style-name="P4">Sécurité</text:p>
                  </table:table-cell>
                  <table:covered-table-cell/>
                  <table:table-cell>
                    <text:p text:style-name="P4">IAM</text:p>
                  </table:table-cell>
                </table:table-row>
              </table:table>
              <draw:image xlink:href="Pictures/TablePreview6.svm" xlink:type="simple" xlink:show="embed" xlink:actuate="onLoad"/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Normal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adornments="Normal" style:font-family-generic="swiss" style:font-pitch="variable"/>
    <style:font-face style:name="Tahoma1" svg:font-family="Tahoma" style:font-family-generic="system" style:font-pitch="variable"/>
    <style:font-face style:name="Ubuntu Sans" svg:font-family="'Ubuntu Sans'" style:font-adornments="Normal" style:font-family-generic="swiss" style:font-pitch="variable"/>
    <style:font-face style:name="Ubuntu Sans1" svg:font-family="'Ubuntu Sans'" style:font-family-generic="swiss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>
      <loext:gradient-stop svg:offset="0" loext:color-type="rgb" loext:color-value="#ffffff"/>
      <loext:gradient-stop svg:offset="1" loext:color-type="rgb" loext:color-value="#dddddd"/>
    </draw:gradient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text-outline="false" style:text-line-through-style="none" style:text-line-through-type="none" style:font-name="Ubuntu Sans" fo:font-family="'Ubuntu Sans'" style:font-style-name="Normal" style:font-family-generic="swiss" style:font-pitch="variable" fo:font-size="14pt" fo:text-shadow="none" style:text-underline-style="none" style:letter-kerning="true" style:font-name-asian="Segoe UI" style:font-family-asian="'Segoe UI'" style:font-style-name-asian="Normal" style:font-family-generic-asian="swiss" style:font-pitch-asian="variable" style:font-name-complex="Tahoma" style:font-family-complex="Tahoma" style:font-style-name-complex="Normal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.27cm" fo:margin-bottom="1.27cm" fo:margin-left="0.955cm" fo:margin-right="0.95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Clément Hindié</meta:initial-creator>
    <meta:creation-date>2026-02-06T18:40:29.004083400</meta:creation-date>
    <dc:date>2026-02-06T21:30:43.208447400</dc:date>
    <dc:creator>Clément Hindié</dc:creator>
    <meta:editing-duration>PT14M</meta:editing-duration>
    <meta:editing-cycles>1</meta:editing-cycles>
    <meta:document-statistic meta:object-count="20"/>
    <meta:generator>LibreOffice/25.8.4.2$Windows_X86_64 LibreOffice_project/290daaa01b999472f0c7a3890eb6a550fd74c6df</meta:generator>
  </office:meta>
</office:document-meta>
</file>